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826" officeooo:paragraph-rsid="0003682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36826" officeooo:paragraph-rsid="0003682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6826" officeooo:paragraph-rsid="0003682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officeooo:rsid="00036826" officeooo:paragraph-rsid="00036826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6826" officeooo:paragraph-rsid="0003682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a6099" fo:font-size="12pt" style:text-underline-style="solid" style:text-underline-width="auto" style:text-underline-color="font-color" fo:font-weight="normal" officeooo:rsid="00036826" officeooo:paragraph-rsid="0003682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a933" fo:font-size="12pt" style:text-underline-style="solid" style:text-underline-width="auto" style:text-underline-color="font-color" fo:font-weight="normal" officeooo:rsid="00036826" officeooo:paragraph-rsid="0003682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36826" officeooo:paragraph-rsid="0003682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4c51a" officeooo:paragraph-rsid="0004c5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bold" officeooo:rsid="00036826" officeooo:paragraph-rsid="00036826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a6099" style:text-line-through-style="none" style:text-line-through-type="none" fo:font-size="12pt" style:text-underline-style="solid" style:text-underline-width="auto" style:text-underline-color="font-color" fo:font-weight="normal" officeooo:rsid="00036826" officeooo:paragraph-rsid="0003682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2a6099" fo:font-size="12pt" style:text-underline-style="solid" style:text-underline-width="auto" style:text-underline-color="font-color" fo:font-weight="normal" officeooo:rsid="00036826" officeooo:paragraph-rsid="0003682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a6099" fo:font-size="12pt" style:text-underline-style="solid" style:text-underline-width="auto" style:text-underline-color="font-color" fo:font-weight="normal" officeooo:rsid="0004c51a" officeooo:paragraph-rsid="0004c5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a933" fo:font-size="12pt" style:text-underline-style="solid" style:text-underline-width="auto" style:text-underline-color="font-color" fo:font-weight="normal" officeooo:rsid="00036826" officeooo:paragraph-rsid="000368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a933" fo:font-size="12pt" style:text-underline-style="solid" style:text-underline-width="auto" style:text-underline-color="font-color" fo:font-weight="normal" officeooo:rsid="00036826" officeooo:paragraph-rsid="00036826" fo:background-color="#fffff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55308d" fo:font-size="12pt" fo:font-weight="normal" officeooo:rsid="00036826" officeooo:paragraph-rsid="00036826" style:font-size-asian="10.5pt" style:font-weight-asian="normal" style:font-size-complex="12pt" style:font-weight-complex="normal"/>
    </style:style>
    <style:style style:name="T1" style:family="text">
      <style:text-properties fo:color="#ff8000"/>
    </style:style>
    <style:style style:name="T2" style:family="text">
      <style:text-properties fo:color="#8d1d75"/>
    </style:style>
    <style:style style:name="T3" style:family="text">
      <style:text-properties fo:color="#55308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2a6099" style:text-underline-style="solid" style:text-underline-width="auto" style:text-underline-color="font-color"/>
    </style:style>
    <style:style style:name="T6" style:family="text">
      <style:text-properties officeooo:rsid="000a55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tests </text:p>
      <text:p text:style-name="P1"/>
      <text:p text:style-name="P7">Exercice 3.1</text:p>
      <text:p text:style-name="P3"/>
      <text:p text:style-name="P6">VARIABLES</text:p>
      <text:p text:style-name="P5"><text:tab/>A <text:span text:style-name="T1">EST_DU_TYPE NOMBRE</text:span></text:p>
      <text:p text:style-name="P5"><text:tab/></text:p>
      <text:p text:style-name="P6">DEBUT_ALGORITHME</text:p>
      <text:p text:style-name="P5"><text:tab/><text:span text:style-name="T1">AFFICHER</text:span> "Choisir un chiffre"</text:p>
      <text:p text:style-name="P5"><text:tab/><text:span text:style-name="T1">LIRE </text:span>A</text:p>
      <text:p text:style-name="P5"><text:span text:style-name="T2">SI </text:span>(A&gt;=0) <text:span text:style-name="T2">ALORS</text:span></text:p>
      <text:p text:style-name="P5"><text:tab/><text:span text:style-name="T2">DEBUT_SI</text:span></text:p>
      <text:p text:style-name="P5"><text:tab/><text:span text:style-name="T1">AFFICHER </text:span>"Votre chiffre est positif"</text:p>
      <text:p text:style-name="P5"><text:tab/><text:span text:style-name="T2">FIN_SI</text:span></text:p>
      <text:p text:style-name="P5"><text:tab/><text:tab/><text:span text:style-name="T2">SINON</text:span></text:p>
      <text:p text:style-name="P5"><text:tab/><text:tab/><text:tab/><text:span text:style-name="T2">DEBUT_SINON</text:span></text:p>
      <text:p text:style-name="P5"><text:tab/><text:tab/><text:tab/><text:span text:style-name="T1">AFFICHER </text:span>"Votre chiffre est négatif"</text:p>
      <text:p text:style-name="P5"><text:tab/><text:tab/><text:tab/><text:span text:style-name="T2">FIN_SINON</text:span></text:p>
      <text:p text:style-name="P5"/>
      <text:p text:style-name="P6">FIN_ALGORITHME</text:p>
      <text:p text:style-name="P2"/>
      <text:p text:style-name="P7">Exercice 3.2</text:p>
      <text:p text:style-name="P3"/>
      <text:p text:style-name="P11">VARIABLES</text:p>
      <text:p text:style-name="P2"><text:tab/>A <text:span text:style-name="T1">EST_DU_TYPE NOMBRE</text:span></text:p>
      <text:p text:style-name="P2"><text:tab/>B <text:span text:style-name="T1">EST_DU_TYPE NOMBRE</text:span></text:p>
      <text:p text:style-name="P6">DEBUT_ALGORITHME</text:p>
      <text:p text:style-name="P2"><text:tab/><text:span text:style-name="T1">AFFICHER </text:span>"Choisir deux chiffres"</text:p>
      <text:p text:style-name="P2"><text:tab/><text:span text:style-name="T1">LIRE </text:span>A</text:p>
      <text:p text:style-name="P2"><text:tab/><text:span text:style-name="T1">LIRE</text:span> B</text:p>
      <text:p text:style-name="P2"><text:span text:style-name="T3">SI </text:span>((A&gt;0) <text:span text:style-name="T3">ET</text:span> (B&gt;0)) <text:span text:style-name="T3">ALORS</text:span></text:p>
      <text:p text:style-name="P2"><text:tab/><text:span text:style-name="T3">DEBUT_SI</text:span></text:p>
      <text:p text:style-name="P2"><text:tab/><text:span text:style-name="T1">AFFICHER </text:span>"Vos nombres sont positif"</text:p>
      <text:p text:style-name="P2"><text:tab/><text:span text:style-name="T3">FIN_SI</text:span></text:p>
      <text:p text:style-name="P2"><text:tab/><text:tab/><text:span text:style-name="T3">SI</text:span> ((A&lt;0) <text:span text:style-name="T3">ET</text:span> (B&lt;0)) <text:span text:style-name="T3">ALORS</text:span></text:p>
      <text:p text:style-name="P2"><text:tab/><text:tab/><text:tab/><text:span text:style-name="T3">DEBUT_SI</text:span></text:p>
      <text:p text:style-name="P2"><text:tab/><text:tab/><text:tab/><text:span text:style-name="T1">AFFICHER </text:span>"Vos nombres sont positif"</text:p>
      <text:p text:style-name="P2"><text:tab/><text:tab/><text:tab/><text:span text:style-name="T3">FIN_SI</text:span></text:p>
      <text:p text:style-name="P2"><text:tab/><text:span text:style-name="T3">SI </text:span>((A&lt;0) <text:span text:style-name="T3">ET </text:span>(B&gt;0)) <text:span text:style-name="T3">ALORS</text:span></text:p>
      <text:p text:style-name="P2"><text:tab/><text:tab/>DEBUT_SI</text:p>
      <text:p text:style-name="P2"><text:tab/><text:tab/><text:span text:style-name="T1">AFFICHER</text:span> "Vos nombres sont négatif"</text:p>
      <text:p text:style-name="P2"><text:tab/><text:span text:style-name="T3"><text:tab/>FIN_SI</text:span></text:p>
      <text:p text:style-name="P2"><text:tab/><text:span text:style-name="T3"><text:tab/>SI </text:span>((A&gt;0) <text:span text:style-name="T3">ET </text:span>(B&lt;0)) <text:span text:style-name="T3">ALORS</text:span></text:p>
      <text:p text:style-name="P2"><text:tab/><text:tab/><text:tab/><text:span text:style-name="T3">DEBUT_SI</text:span></text:p>
      <text:p text:style-name="P2"><text:tab/><text:tab/><text:tab/><text:span text:style-name="T1">AFFICHER </text:span>"Vos nombres sont négatif"</text:p>
      <text:p text:style-name="P2"><text:tab/><text:tab/><text:tab/><text:span text:style-name="T3">FIN_SI</text:span></text:p>
      <text:p text:style-name="P6">FIN_ALGORITHME</text:p>
      <text:p text:style-name="P4"/>
      <text:p text:style-name="P4"/>
      <text:p text:style-name="P2"/>
      <text:p text:style-name="P2"/>
      <text:p text:style-name="P7"><text:soft-page-break/>Exercice 3.3</text:p>
      <text:p text:style-name="P7"/>
      <text:p text:style-name="P6">VARIABLES</text:p>
      <text:p text:style-name="P2"><text:tab/>A<text:span text:style-name="T1"> EST_DU_TYPE CHAINE</text:span></text:p>
      <text:p text:style-name="P2"><text:tab/>B <text:span text:style-name="T1">EST_DU_TYPE CHAINE</text:span></text:p>
      <text:p text:style-name="P2"><text:tab/>C <text:span text:style-name="T1">EST_DU_TYPE CHAINE</text:span></text:p>
      <text:p text:style-name="P6">DEBUT_ALGORITHME</text:p>
      <text:p text:style-name="P2"><text:tab/><text:span text:style-name="T1">AFFICHER</text:span> "Entrez successivement trois noms : "</text:p>
      <text:p text:style-name="P2"><text:tab/><text:span text:style-name="T1">LIRE</text:span> A</text:p>
      <text:p text:style-name="P2"><text:tab/><text:span text:style-name="T1">LIRE</text:span> B</text:p>
      <text:p text:style-name="P2"><text:tab/><text:span text:style-name="T1">LIRE</text:span> C</text:p>
      <text:p text:style-name="P2"><text:tab/><text:span text:style-name="T3">SI</text:span> ((A&lt;B) <text:span text:style-name="T3">ET</text:span> (B&lt;C)) <text:span text:style-name="T3">ALORS</text:span></text:p>
      <text:p text:style-name="P2"><text:tab/><text:tab/><text:span text:style-name="T3">DEBUT_SI</text:span></text:p>
      <text:p text:style-name="P2"><text:tab/><text:tab/><text:span text:style-name="T1">AFFICHER </text:span>"Ces noms sont clas<text:span text:style-name="T6">s</text:span>és alphabétiquement"</text:p>
      <text:p text:style-name="P2"><text:tab/><text:tab/><text:span text:style-name="T3">FIN_SI</text:span></text:p>
      <text:p text:style-name="P2"><text:tab/><text:tab/><text:tab/><text:span text:style-name="T3">SINON</text:span></text:p>
      <text:p text:style-name="P2"><text:tab/><text:tab/><text:tab/><text:tab/><text:span text:style-name="T3">DEBUT_SINON</text:span></text:p>
      <text:p text:style-name="P2"><text:tab/><text:tab/><text:tab/><text:tab/><text:span text:style-name="T1">AFFICHER</text:span> "Ces noms ne sont pas classés"</text:p>
      <text:p text:style-name="P2"><text:tab/><text:tab/><text:tab/><text:tab/><text:span text:style-name="T3">FIN_SINON</text:span></text:p>
      <text:p text:style-name="P6">FIN_ALGORITHME</text:p>
      <text:p text:style-name="P2"/>
      <text:p text:style-name="P15">Exercice 3.4</text:p>
      <text:p text:style-name="P15"/>
      <text:p text:style-name="P6">VARIABLES</text:p>
      <text:p text:style-name="P2"><text:tab/>A <text:span text:style-name="T1">EST_DU_TYPE NOMBRE</text:span></text:p>
      <text:p text:style-name="P2"><text:tab/></text:p>
      <text:p text:style-name="P6">DEBUT_ALGORITHME</text:p>
      <text:p text:style-name="P2"><text:tab/><text:span text:style-name="T1">AFFICHER</text:span> "Choisir un chiffre"</text:p>
      <text:p text:style-name="P2"><text:tab/><text:span text:style-name="T1">LIRE </text:span>A</text:p>
      <text:p text:style-name="P2"><text:span text:style-name="T3">SI </text:span>(A&gt;0)<text:span text:style-name="T3"> ALORS</text:span></text:p>
      <text:p text:style-name="P2"><text:tab/><text:span text:style-name="T3">DEBUT_SI</text:span></text:p>
      <text:p text:style-name="P2"><text:tab/><text:span text:style-name="T1">AFFICHER</text:span> "Votre chiffre est positif"</text:p>
      <text:p text:style-name="P16"><text:tab/>FIN_SI</text:p>
      <text:p text:style-name="P2"><text:tab/><text:span text:style-name="T3">SI </text:span>(A&lt;0) <text:span text:style-name="T3">ALORS</text:span></text:p>
      <text:p text:style-name="P2"><text:tab/><text:tab/><text:span text:style-name="T3">DEBUT_SI</text:span></text:p>
      <text:p text:style-name="P2"><text:tab/><text:tab/><text:span text:style-name="T1">AFFICHER </text:span>"Votre chiffre est négatif"</text:p>
      <text:p text:style-name="P2"><text:tab/><text:tab/><text:span text:style-name="T3">FIN_SI</text:span></text:p>
      <text:p text:style-name="P2"><text:span text:style-name="T3">SI</text:span> (A==0)<text:span text:style-name="T3"> ALORS</text:span></text:p>
      <text:p text:style-name="P2"><text:tab/><text:span text:style-name="T3">DEBUT_SI</text:span></text:p>
      <text:p text:style-name="P2"><text:tab/><text:span text:style-name="T1">AFFICHER </text:span>"Votre chiffre est nul"</text:p>
      <text:p text:style-name="P2"><text:tab/><text:span text:style-name="T3">FIN_SI</text:span></text:p>
      <text:p text:style-name="P2"><text:span text:style-name="T3"/></text:p>
      <text:p text:style-name="P6">FIN_ALGORITHME</text:p>
      <text:p text:style-name="P2"/>
      <text:p text:style-name="P7">Exercice 3.5</text:p>
      <text:p text:style-name="P3"/>
      <text:p text:style-name="P13">VARIABLES</text:p>
      <text:p text:style-name="P9"><text:tab/>A <text:span text:style-name="T1">EST_DU_TYPE NOMBRE</text:span></text:p>
      <text:p text:style-name="P9"><text:tab/>B <text:span text:style-name="T1">EST_DU_TYPE NOMBRE</text:span></text:p>
      <text:p text:style-name="P13">DEBUT_ALGORITHME</text:p>
      <text:p text:style-name="P9"><text:tab/><text:span text:style-name="T1">AFFICHER</text:span> "Choisir deux chiffres"</text:p>
      <text:p text:style-name="P9"><text:tab/><text:span text:style-name="T1">LIRE </text:span>A</text:p>
      <text:p text:style-name="P9"><text:soft-page-break/><text:tab/><text:span text:style-name="T1">LIRE</text:span> B</text:p>
      <text:p text:style-name="P9"><text:span text:style-name="T3">SI</text:span> ((A&gt;0) <text:span text:style-name="T3">ET</text:span> (B&gt;0)) <text:span text:style-name="T3">ALORS</text:span></text:p>
      <text:p text:style-name="P9"><text:tab/><text:span text:style-name="T3">DEBUT_SI</text:span></text:p>
      <text:p text:style-name="P9"><text:tab/><text:span text:style-name="T1">AFFICHER</text:span> "Vos nombres sont positif"</text:p>
      <text:p text:style-name="P9"><text:tab/><text:span text:style-name="T3">FIN_SI</text:span></text:p>
      <text:p text:style-name="P9"><text:tab/><text:tab/><text:span text:style-name="T3">SI </text:span>((A&lt;0) <text:span text:style-name="T3">ET</text:span> (B&lt;0)) <text:span text:style-name="T3">ALORS</text:span></text:p>
      <text:p text:style-name="P9"><text:tab/><text:tab/><text:tab/><text:span text:style-name="T3">DEBUT_SI</text:span></text:p>
      <text:p text:style-name="P9"><text:tab/><text:tab/><text:tab/><text:span text:style-name="T1">AFFICHER</text:span> "Vos nombres sont positif"</text:p>
      <text:p text:style-name="P9"><text:tab/><text:tab/><text:tab/><text:span text:style-name="T3">FIN_SI</text:span></text:p>
      <text:p text:style-name="P9"><text:tab/><text:span text:style-name="T3">SI </text:span>((A&lt;0) <text:span text:style-name="T3">ET</text:span> (B&gt;0)) <text:span text:style-name="T3">ALORS</text:span></text:p>
      <text:p text:style-name="P9"><text:tab/><text:tab/><text:span text:style-name="T3">DEBUT_SI</text:span></text:p>
      <text:p text:style-name="P9"><text:tab/><text:tab/><text:span text:style-name="T1">AFFICHER</text:span> "Vos nombres sont négatif"</text:p>
      <text:p text:style-name="P9"><text:tab/><text:tab/><text:span text:style-name="T3">FIN_SI</text:span></text:p>
      <text:p text:style-name="P9"><text:tab/><text:span text:style-name="T3"><text:tab/>SI </text:span>((A&gt;0) <text:span text:style-name="T3">ET </text:span>(B&lt;0)) <text:span text:style-name="T3">ALORS</text:span></text:p>
      <text:p text:style-name="P9"><text:tab/><text:tab/><text:tab/><text:span text:style-name="T3">DEBUT_SI</text:span></text:p>
      <text:p text:style-name="P9"><text:tab/><text:tab/><text:tab/><text:span text:style-name="T1">AFFICHER</text:span> "Vos nombres sont négatif"</text:p>
      <text:p text:style-name="P9"><text:tab/><text:tab/><text:tab/><text:span text:style-name="T3">FIN_SI</text:span></text:p>
      <text:p text:style-name="P9"><text:tab/><text:tab/><text:tab/><text:span text:style-name="T3">SI</text:span> ((A==0) <text:span text:style-name="T3">OU</text:span> (B==0))<text:span text:style-name="T3">ALORS</text:span></text:p>
      <text:p text:style-name="P9"><text:tab/><text:tab/><text:tab/><text:tab/><text:span text:style-name="T3">DEBUT_SI</text:span></text:p>
      <text:p text:style-name="P9"><text:tab/><text:tab/><text:tab/><text:tab/><text:span text:style-name="T1">AFFICHER </text:span>"Vos nombres sont nul"</text:p>
      <text:p text:style-name="P9"><text:tab/><text:tab/><text:tab/><text:tab/><text:span text:style-name="T3">FIN_SI</text:span></text:p>
      <text:p text:style-name="P9"><text:span text:style-name="T5">FIN_ALGORITHME<text:tab/></text:span><text:tab/></text:p>
      <text:p text:style-name="P2"/>
      <text:p text:style-name="P7">Exercice 3.6</text:p>
      <text:p text:style-name="P7"/>
      <text:p text:style-name="P6">VARIABLES</text:p>
      <text:p text:style-name="P2"><text:tab/>A <text:span text:style-name="T1">EST_DU_TYPE NOMBRE</text:span></text:p>
      <text:p text:style-name="P6">DEBUT_ALGORITHME</text:p>
      <text:p text:style-name="P2"><text:span text:style-name="T1"><text:tab/>AFFICHER*</text:span> "Quel est votre âge ?"</text:p>
      <text:p text:style-name="P2"><text:span text:style-name="T1"><text:tab/>LIRE</text:span> A</text:p>
      <text:p text:style-name="P2"><text:span text:style-name="T3"><text:tab/>SI </text:span>((A==6) <text:span text:style-name="T3">OU </text:span>(A==7)) <text:span text:style-name="T3">ALORS</text:span></text:p>
      <text:p text:style-name="P2"><text:tab/><text:tab/><text:span text:style-name="T3">DEBUT_SI</text:span></text:p>
      <text:p text:style-name="P2"><text:tab/><text:tab/><text:span text:style-name="T1">AFFICHER</text:span> "Vous faites parti de la catégorie Poussin :)"</text:p>
      <text:p text:style-name="P2"><text:tab/><text:tab/><text:span text:style-name="T3">FIN_SI</text:span></text:p>
      <text:p text:style-name="P2"><text:tab/><text:tab/><text:span text:style-name="T3">SI </text:span>((A==8) <text:span text:style-name="T3">OU </text:span>(A==9)) <text:span text:style-name="T3">ALORS</text:span></text:p>
      <text:p text:style-name="P2"><text:tab/><text:tab/><text:tab/><text:span text:style-name="T3">DEBUT_SI</text:span></text:p>
      <text:p text:style-name="P2"><text:tab/><text:tab/><text:tab/><text:span text:style-name="T1">AFFICHER</text:span> "Vous faites parti de la catégorie Pupille :D"</text:p>
      <text:p text:style-name="P2"><text:tab/><text:tab/><text:tab/><text:span text:style-name="T3">FIN_SI</text:span></text:p>
      <text:p text:style-name="P2"><text:tab/><text:span text:style-name="T3">SI</text:span> ((A==10) <text:span text:style-name="T3">OU </text:span>(A==11)) <text:span text:style-name="T3">ALORS</text:span></text:p>
      <text:p text:style-name="P2"><text:tab/><text:tab/><text:span text:style-name="T3">DEBUT_SI</text:span></text:p>
      <text:p text:style-name="P2"><text:tab/><text:span text:style-name="T1"><text:tab/>AFFICHER</text:span> "Vous faites parti de la catégorie Minime ^^"</text:p>
      <text:p text:style-name="P2"><text:tab/><text:tab/><text:span text:style-name="T3">FIN_SI</text:span></text:p>
      <text:p text:style-name="P2"><text:tab/><text:tab/><text:span text:style-name="T3">SI </text:span>(A&gt;=12)<text:span text:style-name="T3"> ALORS</text:span></text:p>
      <text:p text:style-name="P2"><text:tab/><text:tab/><text:tab/><text:span text:style-name="T3">DEBUT_SI</text:span></text:p>
      <text:p text:style-name="P2"><text:tab/><text:tab/><text:tab/><text:span text:style-name="T1">AFFICHER </text:span>"Vous faites parti de la catégorie Cadet XD"</text:p>
      <text:p text:style-name="P2"><text:tab/><text:span text:style-name="T3"><text:tab/><text:tab/>FIN_SI</text:span></text:p>
      <text:p text:style-name="P2"><text:tab/><text:tab/></text:p>
      <text:p text:style-name="P6">FIN_ALGORITHME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8:58:02.911252249</meta:creation-date>
    <dc:date>2022-01-27T15:29:11.269493883</dc:date>
    <meta:editing-duration>PT8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34" meta:word-count="351" meta:character-count="2474" meta:non-whitespace-character-count="2057"/>
  </office:meta>
</office:document-meta>
</file>